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MS Gothic" svg:font-family="'MS Gothic', 'ＭＳ ゴシック'" style:font-family-generic="moder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justify" style:justify-single-word="false"/>
      <style:text-properties fo:language="es" fo:country="ES"/>
    </style:style>
    <style:style style:name="P4" style:family="paragraph" style:parent-style-name="Heading_20_1">
      <style:paragraph-properties fo:text-align="justify" style:justify-single-word="false"/>
      <style:text-properties fo:color="#2300dc" style:font-name="Calibri"/>
    </style:style>
    <style:style style:name="P5" style:family="paragraph" style:parent-style-name="Heading_20_1">
      <style:paragraph-properties fo:text-align="justify" style:justify-single-word="false"/>
      <style:text-properties fo:color="#0000ff" style:font-name="Calibri"/>
    </style:style>
    <style:style style:name="P6" style:family="paragraph" style:parent-style-name="Heading_20_1">
      <style:paragraph-properties fo:text-align="justify" style:justify-single-word="false"/>
    </style:style>
    <style:style style:name="P7" style:family="paragraph" style:parent-style-name="Standard">
      <style:text-properties fo:language="es" fo:country="ES"/>
    </style:style>
    <style:style style:name="P8" style:family="paragraph" style:parent-style-name="Standard">
      <style:text-properties fo:language="es" fo:country="ES" fo:font-weight="bold" style:font-weight-asian="bold"/>
    </style:style>
    <style:style style:name="P9" style:family="paragraph" style:parent-style-name="Standard">
      <style:paragraph-properties fo:text-align="justify" style:justify-single-word="false"/>
      <style:text-properties fo:language="es" fo:country="ES" fo:font-weight="bold" style:font-weight-asian="bold"/>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list-style-name="WW8Num1">
      <style:text-properties fo:language="es" fo:country="ES" fo:font-weight="normal" style:font-weight-asian="normal" style:font-weight-complex="normal"/>
    </style:style>
    <style:style style:name="P12"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13" style:family="paragraph" style:parent-style-name="Standard">
      <style:paragraph-properties fo:text-align="center" style:justify-single-word="false"/>
      <style:text-properties fo:font-size="16pt" fo:language="es" fo:country="ES" style:font-size-asian="16pt" style:font-size-complex="16pt"/>
    </style:style>
    <style:style style:name="P14" style:family="paragraph" style:parent-style-name="Standard">
      <style:paragraph-properties fo:text-align="justify" style:justify-single-word="false"/>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weight-complex="normal"/>
    </style:style>
    <style:style style:name="T4" style:family="text">
      <style:text-properties fo:language="es" fo:country="ES" fo:font-weight="normal" style:font-weight-asian="normal" style:font-weight-complex="normal"/>
    </style:style>
    <style:style style:name="T5" style:family="text">
      <style:text-properties fo:color="#0000ff" style:font-name="Times New Roman"/>
    </style:style>
    <style:style style:name="T6" style:family="text">
      <style:text-properties fo:color="#0000ff" style:font-name="Times New Roman" fo:language="es" fo:country="ES"/>
    </style:style>
    <style:style style:name="T7" style:family="text">
      <style:text-properties fo:color="#0000ff" style:font-name="Times New Roman" fo:language="es" fo:country="ES" fo:font-weight="bold" style:font-weight-asian="bold"/>
    </style:style>
    <style:style style:name="T8" style:family="text">
      <style:text-properties fo:color="#000000" style:font-name="Times New Roman"/>
    </style:style>
    <style:style style:name="T9" style:family="text">
      <style:text-properties style:use-window-font-color="true" style:font-name="Times New Roman"/>
    </style:style>
    <style:style style:name="T10" style:family="text">
      <style:text-properties style:use-window-font-color="true" style:font-name="Times New Roman" fo:language="es" fo:country="ES" fo:font-weight="normal" style:font-weight-asian="normal" style:font-weight-complex="normal"/>
    </style:style>
    <style:style style:name="T11" style:family="text">
      <style:text-properties style:use-window-font-color="true" style:font-name="Calibri"/>
    </style:style>
    <style:style style:name="T12" style:family="text">
      <style:text-properties fo:language="en" fo:country="US"/>
    </style:style>
    <style:style style:name="T13" style:family="text">
      <style:text-properties fo:font-weight="bold" style:font-weight-asian="bold"/>
    </style:style>
    <style:style style:name="T14" style:family="text">
      <style:text-properties style:font-name="Helvetica" fo:font-size="12pt" style:font-name-asian="Helvetica" style:font-size-asian="12pt" style:font-name-complex="Helvetica" style:font-size-complex="12pt"/>
    </style:style>
    <style:style style:name="T15" style:family="text">
      <style:text-properties style:font-name="Helvetica" fo:font-size="12pt" fo:font-weight="bold" style:font-name-asian="Helvetica" style:font-size-asian="12pt" style:font-weight-asian="bold" style:font-name-complex="Helvetica" style:font-size-complex="12pt"/>
    </style:style>
    <style:style style:name="T16" style:family="text">
      <style:text-properties fo:color="#2300dc" style:font-name="Calibri"/>
    </style:style>
    <style:style style:name="T17"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2">Validation</text:span> Test Plan: (Aplicación control)</text:p>
      <text:p text:style-name="P13"><text:span text:style-name="T13">Proyecto TTT (</text:span><text:span text:style-name="T14">Tiempos del Transporte de Teruel</text:span><text:span text:style-name="T15">)</text:span></text:p>
      <text:p text:style-name="P8"/>
      <text:p text:style-name="P9"/>
      <text:h text:style-name="P4" text:outline-level="1">1. Introducción</text:h>
      <text:p text:style-name="P14"><text:span text:style-name="T16"><text:tab/></text:span><text:span text:style-name="T11"> </text:span><text:span text:style-name="T9">El proyecto TTT es una implementación de una aplicación para usuarios que desean conocer el tiempo que falta para la llegada de su autobús urbano y para consulta de las diferentes lineas que circulan por la ciudad. La aplicación será ejecutada en la plataforma electrónica web y Android para dispositivos móviles.</text:span></text:p>
      <text:p text:style-name="P14"><text:span text:style-name="T9"/></text:p>
      <text:p text:style-name="P14"><text:span text:style-name="T9"><text:tab/>Existe una comunicación entre el usuario y el servidor a través de una conexión TCP/IP, la cual será transparente al usuario. Los autobuses serán los encargados de ir mandando al servidor su localización y toda la información necesaria para que los usuarios puedan obtener sus consultas reales. El usuario desconocerá como es el funcionamiento interno del proyecto, él únicamente accederá a nuestra aplicación y realizara diferentes consultas a un servidor sobre lineas, horarios... y el servidor será el encargado de enviar la información a los usuarios que la soliciten.</text:span></text:p>
      <text:p text:style-name="P14"><text:span text:style-name="T9"/></text:p>
      <text:p text:style-name="P14"><text:span text:style-name="T9"/></text:p>
      <text:h text:style-name="P5" text:outline-level="1"><text:span text:style-name="T17">2. Primeras pruebas</text:span></text:h>
      <text:p text:style-name="P14"><text:span text:style-name="T9"/></text:p>
      <text:p text:style-name="P14"><text:span text:style-name="T9"><text:tab/>Las primeras pruebas a realizar serán las relacionadas en la conexión entre el cliente y el servidor. Comunicación entre ambos, envío de peticiones y solicitudes, gestión de las mismas y envío de la información solicitada.</text:span></text:p>
      <text:p text:style-name="P14"><text:span text:style-name="T9"/></text:p>
      <text:p text:style-name="P14"><text:span text:style-name="T9"><text:tab/>Una vez se compruebe que estas primeras pruebas son correctas, se harán pruebas para comprobar el correcto funcionamiento de todos y cada uno de los casos de uso de nuestras diferentes aplicaciones.</text:span></text:p>
      <text:p text:style-name="P14"><text:span text:style-name="T9"/></text:p>
      <text:p text:style-name="P14"><text:span text:style-name="T9"/></text:p>
      <text:h text:style-name="P5" text:outline-level="1"><text:span text:style-name="T17">3. Planificación de pruebas</text:span></text:h>
      <text:p text:style-name="P14"><text:span text:style-name="T9"/></text:p>
      <text:p text:style-name="P14"><text:span text:style-name="T9"><text:tab/>El desarrollo de las diferentes pruebas que se llevarán a cabo para nuestra proyecto comenzarán a finales de Marzo de 2011, y se irán desarrollando a medida que haya código funcional. Finalmente se hará un conjunto de pruebas finales las cuales comenzarán según la planificación la segunda semana de Abril. Las pruebas se realizarán en la máquina virtual de Android ya que ninguno de los integrantes del grupo disponemos de un dispositivo con dicho sistema operativo. </text:span></text:p>
      <text:p text:style-name="P14"><text:span text:style-name="T9"/></text:p>
      <text:p text:style-name="P14"><text:span text:style-name="T9"/></text:p>
      <text:h text:style-name="P6" text:outline-level="1"><text:span text:style-name="T5">4. Pruebas que se van a realizar para la aplicación control</text:span></text:h>
      <text:p text:style-name="P2"><text:span text:style-name="T7"/></text:p>
      <text:p text:style-name="P2"><text:span text:style-name="T7"><text:tab/></text:span><text:span text:style-name="T10">Las diferentes pruebas que se van a llevar a cabo para la aplicación control se han obtenido realizando un estudio de todos los requisitos de la aplicación control. En este documento se refleja para un determinado requisito las pruebas que se deberán realizar para comprobar el correcto </text:span><text:soft-page-break/><text:span text:style-name="T10">funcionamiento de cada uno de los diferentes prototipos.</text:span></text:p>
      <text:h text:style-name="Heading_20_4" text:outline-level="4"><text:span text:style-name="T1">4.2</text:span><text:span text:style-name="T1">.2 Vista lista de líneas</text:span></text:h>
      <text:p text:style-name="Standard"><text:span text:style-name="T2">REQ_CON_01_01:</text:span><text:span text:style-name="T1"> Mostrar listado de las lineas.</text:span></text:p>
      <text:p text:style-name="P7"/>
      <text:p text:style-name="Standard"><text:span text:style-name="T2">REQ_CON_01_01: </text:span><text:span text:style-name="T1">Al pulsar sobre una linea se obtiene su detalle de linea.</text:span></text:p>
      <text:p text:style-name="P8"/>
      <text:h text:style-name="Heading_20_4" text:outline-level="4"><text:span text:style-name="T1">4.2</text:span><text:span text:style-name="T1">.3 Vista detalle de línea</text:span></text:h>
      <text:p text:style-name="Standard"><text:span text:style-name="T2">REQ_CON_02_01: </text:span><text:span text:style-name="T4">Trazo del recorrido en el mapa.</text:span><text:span text:style-name="T2"> </text:span></text:p>
      <text:p text:style-name="Standard"><text:span text:style-name="T2">REQ_CON_02_02: </text:span><text:span text:style-name="T4">Colocar parada en el mapa.</text:span></text:p>
      <text:p text:style-name="P1"/>
      <text:p text:style-name="Standard"><text:span text:style-name="T3">REQ_CON_02_02: </text:span><text:span text:style-name="T4">Pulsar en parada para ver detalle de la parada.</text:span></text:p>
      <text:list xml:id="list39305125" text:style-name="WW8Num1">
        <text:list-item>
          <text:list>
            <text:list-item>
              <text:list>
                <text:list-item>
                  <text:list>
                    <text:list-item>
                      <text:list>
                        <text:list-item>
                          <text:list>
                            <text:list-item>
                              <text:list>
                                <text:list-item>
                                  <text:p text:style-name="P11"/>
                                </text:list-item>
                              </text:list>
                            </text:list-item>
                          </text:list>
                        </text:list-item>
                      </text:list>
                    </text:list-item>
                  </text:list>
                </text:list-item>
              </text:list>
            </text:list-item>
          </text:list>
        </text:list-item>
      </text:list>
      <text:p text:style-name="Standard"><text:span text:style-name="T3">REQ_CON_02_02: </text:span><text:span text:style-name="T4">Colocar autobuses que recorren la linea.</text:span></text:p>
      <text:p text:style-name="P1"/>
      <text:p text:style-name="Standard"><text:span text:style-name="T2">REQ_CON_02_03: </text:span><text:span text:style-name="T4">Refrescar la posición de los autobuses.</text:span></text:p>
      <text:p text:style-name="P1"/>
      <text:h text:style-name="Heading_20_4" text:outline-level="4"><text:span text:style-name="T1">4.2</text:span><text:span text:style-name="T1">.4 Vista detalle de autobús</text:span></text:h>
      <text:p text:style-name="Standard"><text:span text:style-name="T2">REQ_CON_03_01:</text:span><text:span text:style-name="T1"> Mostrar información del autobús.</text:span></text:p>
      <text:p text:style-name="P8"><text:s/></text:p>
      <text:p text:style-name="Standard"><text:span text:style-name="T2">REQ_CON_03_03</text:span><text:span text:style-name="T2">: </text:span><text:span text:style-name="T4">Centrar mapa en la posición de un autobús.</text:span></text:p>
      <text:p text:style-name="P8"/>
      <text:p text:style-name="Standard"><text:span text:style-name="T2">REQ_CON_03_04: </text:span><text:span text:style-name="T4">Refrescar la información de los autobuses.</text:span></text:p>
      <text:p text:style-name="P1"/>
      <text:h text:style-name="Heading_20_4" text:outline-level="4"><text:span text:style-name="T1">4.2</text:span><text:span text:style-name="T1">.5 Vista de mapa</text:span></text:h>
      <text:p text:style-name="Standard"><text:span text:style-name="T2">REQ_CON_04_01: </text:span><text:span text:style-name="T4">Mostrar autobuses en el mapa de la ciudad</text:span><text:span text:style-name="T1">.</text:span></text:p>
      <text:p text:style-name="P8"><text:s/></text:p>
      <text:p text:style-name="Standard"><text:span text:style-name="T2">REQ_CON_04_02: </text:span><text:span text:style-name="T4">Pulsar en un autobús para ver su detalle de parada.</text:span></text:p>
      <text:p text:style-name="P7"/>
      <text:h text:style-name="Heading_20_4" text:outline-level="4"><text:span text:style-name="T1">4.2</text:span><text:span text:style-name="T1">.6 Lista de autobuses</text:span></text:h>
      <text:p text:style-name="Standard"><text:span text:style-name="T2">REQ_CON_04_01: </text:span><text:span text:style-name="T4">Mostrar listado de autobuses en servicio.</text:span></text:p>
      <text:p text:style-name="P8"/>
      <text:p text:style-name="Standard"><text:span text:style-name="T2">REQ_CON_04_02: </text:span><text:span text:style-name="T2"><text:s/></text:span><text:span text:style-name="T4">Pulsar en un autobús para ver su detalle de parada.</text:span></text:p>
      <text:p text:style-name="P1"/>
      <text:p text:style-name="Standard"><text:span text:style-name="T2">REQ_CON_04_03: </text:span><text:span text:style-name="T4">Refrescar listado de autobuses en servicio.</text:span></text:p>
      <text:p text:style-name="P7"/>
      <text:p text:style-name="P7"/>
      <text:h text:style-name="P3" text:outline-level="1"><text:span text:style-name="T5">5. Necesidades para realizar las pruebas</text:span></text:h>
      <text:p text:style-name="Standard"><text:span text:style-name="T6"/></text:p>
      <text:p text:style-name="P7"><text:span text:style-name="T5"><text:tab/></text:span><text:span text:style-name="T8">Para realizar las diferentes pruebas se necesitara hacer un hipotético entorno como el que sería usado por los usuarios de nuestro sistema. Para ello usaremos el SDK de la máquina virtual de Android sobre un entorno de desarrollo Eclip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MS Gothic" svg:font-family="'MS Gothic', 'ＭＳ ゴシック'" style:font-family-generic="moder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MS Gothic" style:font-style-asian="italic" style:font-weight-asian="bold" style:font-name-complex="Times New Roman"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18:07:33.35</meta:creation-date>
    <dc:date>2011-03-27T19:22:10.98</dc:date>
    <meta:editing-duration>PT00H13M41S</meta:editing-duration>
    <meta:editing-cycles>2</meta:editing-cycles>
    <meta:generator>OpenOffice.org/3.2$Win32 OpenOffice.org_project/320m18$Build-9502</meta:generator>
    <meta:document-statistic meta:table-count="0" meta:image-count="0" meta:object-count="0" meta:page-count="2" meta:paragraph-count="36" meta:word-count="559" meta:character-count="3582"/>
  </office:meta>
</office:document-meta>
</file>